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9"/>
    <style:style style:name="ce5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5"/>
        <table:table-column table:style-name="co2" table:default-cell-style-name="ce5"/>
        <table:table-row table:style-name="ro2">
          <table:table-cell table:style-name="ce1" office:value-type="string" calcext:value-type="string">
            <text:p>#P</text:p>
          </table:table-cell>
          <table:table-cell table:style-name="ce1" office:value-type="string" calcext:value-type="string">
            <text:p>Prom (m/s)</text:p>
          </table:table-cell>
          <table:table-cell table:style-name="ce1" office:value-type="string" calcext:value-type="string">
            <text:p>Desv (m/s)</text:p>
          </table:table-cell>
          <table:table-cell table:style-name="ce1" office:value-type="string" calcext:value-type="string">
            <text:p>Prom (m/m)</text:p>
          </table:table-cell>
          <table:table-cell table:style-name="ce1" office:value-type="string" calcext:value-type="string">
            <text:p>Desv(m/m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,33</text:p>
          </table:table-cell>
          <table:table-cell office:value-type="float" office:value="0.26" calcext:value-type="float">
            <text:p>0,26</text:p>
          </table:table-cell>
          <table:table-cell table:formula="of:=[.B2]*60" office:value-type="float" office:value="79.8" calcext:value-type="float">
            <text:p>79,80</text:p>
          </table:table-cell>
          <table:table-cell table:formula="of:=[.C2]*60" office:value-type="float" office:value="15.6" calcext:value-type="float">
            <text:p>15,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36" calcext:value-type="float">
            <text:p>0,36</text:p>
          </table:table-cell>
          <table:table-cell table:formula="of:=[.B3]*60" office:value-type="float" office:value="47.4" calcext:value-type="float">
            <text:p>47,40</text:p>
          </table:table-cell>
          <table:table-cell table:formula="of:=[.C3]*60" office:value-type="float" office:value="21.6" calcext:value-type="float">
            <text:p>21,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3" calcext:value-type="float">
            <text:p>0,53</text:p>
          </table:table-cell>
          <table:table-cell office:value-type="float" office:value="0.42" calcext:value-type="float">
            <text:p>0,42</text:p>
          </table:table-cell>
          <table:table-cell table:formula="of:=[.B4]*60" office:value-type="float" office:value="31.8" calcext:value-type="float">
            <text:p>31,80</text:p>
          </table:table-cell>
          <table:table-cell table:formula="of:=[.C4]*60" office:value-type="float" office:value="25.2" calcext:value-type="float">
            <text:p>25,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  <table:table-cell table:formula="of:=[.B5]*60" office:value-type="float" office:value="15.6" calcext:value-type="float">
            <text:p>15,60</text:p>
          </table:table-cell>
          <table:table-cell table:formula="of:=[.C5]*60" office:value-type="float" office:value="28.2" calcext:value-type="float">
            <text:p>28,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  <table:table-cell table:formula="of:=[.B6]*60" office:value-type="float" office:value="15.6" calcext:value-type="float">
            <text:p>15,60</text:p>
          </table:table-cell>
          <table:table-cell table:formula="of:=[.C6]*60" office:value-type="float" office:value="28.2" calcext:value-type="float">
            <text:p>28,20</text:p>
          </table:table-cell>
        </table:table-row>
        <table:table-row table:style-name="ro2">
          <table:table-cell table:style-name="Default"/>
          <table:table-cell table:style-name="ce4" office:value-type="float" office:value="4.46875" calcext:value-type="float">
            <text:p>4,46875</text:p>
          </table:table-cell>
          <table:table-cell table:style-name="Default" table:number-columns-repeated="3"/>
        </table:table-row>
        <table:table-row table:style-name="ro2">
          <table:table-cell table:style-name="Default"/>
          <table:table-cell table:style-name="ce1" office:value-type="string" calcext:value-type="string">
            <text:p>Prom (p/t=s)</text:p>
          </table:table-cell>
          <table:table-cell table:style-name="ce1" office:value-type="string" calcext:value-type="string">
            <text:p>Desv (p/t=s)</text:p>
          </table:table-cell>
          <table:table-cell table:style-name="ce1" office:value-type="string" calcext:value-type="string">
            <text:p>Prom (p/t=m)</text:p>
          </table:table-cell>
          <table:table-cell table:style-name="ce1" office:value-type="string" calcext:value-type="string">
            <text:p>Desv (p/t=m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table:formula="of:=[.B2]/[.$B$7]" office:value-type="float" office:value="0.297622377622378" calcext:value-type="float">
            <text:p>0,30</text:p>
          </table:table-cell>
          <table:table-cell table:style-name="ce5" table:formula="of:=[.C2]/[.$B$7]" office:value-type="float" office:value="0.0581818181818182" calcext:value-type="float">
            <text:p>0,06</text:p>
          </table:table-cell>
          <table:table-cell table:formula="of:=[.D2]/[.$B$7]" office:value-type="float" office:value="17.8573426573427" calcext:value-type="float">
            <text:p>17,86</text:p>
          </table:table-cell>
          <table:table-cell table:formula="of:=[.E2]/[.$B$7]" office:value-type="float" office:value="3.49090909090909" calcext:value-type="float">
            <text:p>3,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[.B3]/[.$B$7]" office:value-type="float" office:value="0.176783216783217" calcext:value-type="float">
            <text:p>0,18</text:p>
          </table:table-cell>
          <table:table-cell table:style-name="ce5" table:formula="of:=[.C3]/[.$B$7]" office:value-type="float" office:value="0.0805594405594406" calcext:value-type="float">
            <text:p>0,08</text:p>
          </table:table-cell>
          <table:table-cell table:formula="of:=[.D3]/[.$B$7]" office:value-type="float" office:value="10.606993006993" calcext:value-type="float">
            <text:p>10,61</text:p>
          </table:table-cell>
          <table:table-cell table:formula="of:=[.E3]/[.$B$7]" office:value-type="float" office:value="4.83356643356643" calcext:value-type="float">
            <text:p>4,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[.B4]/[.$B$7]" office:value-type="float" office:value="0.118601398601399" calcext:value-type="float">
            <text:p>0,12</text:p>
          </table:table-cell>
          <table:table-cell table:style-name="ce5" table:formula="of:=[.C4]/[.$B$7]" office:value-type="float" office:value="0.093986013986014" calcext:value-type="float">
            <text:p>0,09</text:p>
          </table:table-cell>
          <table:table-cell table:formula="of:=[.D4]/[.$B$7]" office:value-type="float" office:value="7.11608391608392" calcext:value-type="float">
            <text:p>7,12</text:p>
          </table:table-cell>
          <table:table-cell table:formula="of:=[.E4]/[.$B$7]" office:value-type="float" office:value="5.63916083916084" calcext:value-type="float">
            <text:p>5,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[.B5]/[.$B$7]" office:value-type="float" office:value="0.0581818181818182" calcext:value-type="float">
            <text:p>0,06</text:p>
          </table:table-cell>
          <table:table-cell table:style-name="ce5" table:formula="of:=[.C5]/[.$B$7]" office:value-type="float" office:value="0.105174825174825" calcext:value-type="float">
            <text:p>0,11</text:p>
          </table:table-cell>
          <table:table-cell table:formula="of:=[.D5]/[.$B$7]" office:value-type="float" office:value="3.49090909090909" calcext:value-type="float">
            <text:p>3,49</text:p>
          </table:table-cell>
          <table:table-cell table:formula="of:=[.E5]/[.$B$7]" office:value-type="float" office:value="6.31048951048951" calcext:value-type="float">
            <text:p>6,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[.B6]/[.$B$7]" office:value-type="float" office:value="0.0581818181818182" calcext:value-type="float">
            <text:p>0,06</text:p>
          </table:table-cell>
          <table:table-cell table:style-name="ce5" table:formula="of:=[.C6]/[.$B$7]" office:value-type="float" office:value="0.105174825174825" calcext:value-type="float">
            <text:p>0,11</text:p>
          </table:table-cell>
          <table:table-cell table:formula="of:=[.D6]/[.$B$7]" office:value-type="float" office:value="3.49090909090909" calcext:value-type="float">
            <text:p>3,49</text:p>
          </table:table-cell>
          <table:table-cell table:formula="of:=[.E6]/[.$B$7]" office:value-type="float" office:value="6.31048951048951" calcext:value-type="float">
            <text:p>6,3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59:51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16S</meta:editing-duration>
    <meta:editing-cycles>6</meta:editing-cycles>
    <meta:generator>LibreOffice/4.4.4.3$Windows_x86 LibreOffice_project/2c39ebcf046445232b798108aa8a7e7d89552ea8</meta:generator>
    <dc:date>2015-11-17T11:30:46.141000000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